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9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12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3" table:default-cell-style-name="Default"/>
        <table:table-row table:style-name="ro1" table:number-rows-repeated="3">
          <table:table-cell table:style-name="Default" table:number-columns-repeated="13"/>
          <table:table-cell table:number-columns-repeated="36"/>
        </table:table-row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20Days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40Days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60Days</text:p>
          </table:table-cell>
          <table:covered-table-cell table:number-columns-repeated="3" table:style-name="ce5"/>
          <table:table-cell table:number-columns-repeated="36"/>
        </table:table-row>
        <table:table-row table:style-name="ro1">
          <table:table-cell table:style-name="ce1"/>
          <table:table-cell table:style-name="ce5" office:value-type="string" calcext:value-type="string">
            <text:p>Best</text:p>
          </table:table-cell>
          <table:table-cell table:style-name="ce5" office:value-type="string" calcext:value-type="string">
            <text:p>Worst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Best</text:p>
          </table:table-cell>
          <table:table-cell table:style-name="ce5" office:value-type="string" calcext:value-type="string">
            <text:p>Worst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Best</text:p>
          </table:table-cell>
          <table:table-cell table:style-name="ce5" office:value-type="string" calcext:value-type="string">
            <text:p>Worst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</text:p>
          </table:table-cell>
          <table:table-cell table:number-columns-repeated="2" office:value-type="float" office:value="20.2646" calcext:value-type="float">
            <text:p>20.26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0671" calcext:value-type="float">
            <text:p>40.067</text:p>
          </table:table-cell>
          <table:table-cell office:value-type="float" office:value="40.06134" calcext:value-type="float">
            <text:p>40.061</text:p>
          </table:table-cell>
          <table:table-cell office:value-type="float" office:value="0.0115200000000016" calcext:value-type="float">
            <text:p>0.012</text:p>
          </table:table-cell>
          <table:table-cell office:value-type="float" office:value="59.7212" calcext:value-type="float">
            <text:p>59.721</text:p>
          </table:table-cell>
          <table:table-cell office:value-type="float" office:value="59.9601" calcext:value-type="float">
            <text:p>59.960</text:p>
          </table:table-cell>
          <table:table-cell office:value-type="float" office:value="59.7504533333333" calcext:value-type="float">
            <text:p>59.750</text:p>
          </table:table-cell>
          <table:table-cell office:value-type="float" office:value="0.060428959576972" calcext:value-type="float">
            <text:p>0.060</text:p>
          </table:table-cell>
          <table:table-cell/>
          <table:table-cell table:style-name="ce5" office:value-type="string" calcext:value-type="string">
            <text:p>Alg1</text:p>
          </table:table-cell>
          <table:table-cell table:style-name="ce1" office:value-type="string" calcext:value-type="string">
            <text:p>BNP_PairBasedCrossover_20Days_0.5_all</text:p>
          </table:table-cell>
          <table:table-cell table:number-columns-repeated="12"/>
          <table:table-cell table:style-name="ce4"/>
          <table:table-cell table:number-columns-repeated="3"/>
          <table:table-cell table:style-name="ce4"/>
          <table:table-cell table:number-columns-repeated="11"/>
          <table:table-cell table:style-name="ce4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Alg2</text:p>
          </table:table-cell>
          <table:table-cell table:number-columns-repeated="2" office:value-type="float" office:value="20.2646" calcext:value-type="float">
            <text:p>20.26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0671" calcext:value-type="float">
            <text:p>40.067</text:p>
          </table:table-cell>
          <table:table-cell office:value-type="float" office:value="40.05558" calcext:value-type="float">
            <text:p>40.056</text:p>
          </table:table-cell>
          <table:table-cell office:value-type="float" office:value="0.014109060918433" calcext:value-type="float">
            <text:p>0.014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3125" calcext:value-type="float">
            <text:p>60.313</text:p>
          </table:table-cell>
          <table:table-cell office:value-type="float" office:value="59.8779633333333" calcext:value-type="float">
            <text:p>59.878</text:p>
          </table:table-cell>
          <table:table-cell office:value-type="float" office:value="0.186819421694378" calcext:value-type="float">
            <text:p>0.187</text:p>
          </table:table-cell>
          <table:table-cell/>
          <table:table-cell table:style-name="ce5" office:value-type="string" calcext:value-type="string">
            <text:p>Alg2</text:p>
          </table:table-cell>
          <table:table-cell table:style-name="ce1" office:value-type="string" calcext:value-type="string">
            <text:p>BNP_Uniform_20Days_0.5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3</text:p>
          </table:table-cell>
          <table:table-cell office:value-type="float" office:value="20.2646" calcext:value-type="float">
            <text:p>20.265</text:p>
          </table:table-cell>
          <table:table-cell office:value-type="float" office:value="20.4596" calcext:value-type="float">
            <text:p>20.460</text:p>
          </table:table-cell>
          <table:table-cell office:value-type="float" office:value="20.2804033333333" calcext:value-type="float">
            <text:p>20.280</text:p>
          </table:table-cell>
          <table:table-cell office:value-type="float" office:value="0.0502097101056042" calcext:value-type="float">
            <text:p>0.050</text:p>
          </table:table-cell>
          <table:table-cell office:value-type="float" office:value="40.0671" calcext:value-type="float">
            <text:p>40.067</text:p>
          </table:table-cell>
          <table:table-cell office:value-type="float" office:value="40.4341" calcext:value-type="float">
            <text:p>40.434</text:p>
          </table:table-cell>
          <table:table-cell office:value-type="float" office:value="40.3246066666667" calcext:value-type="float">
            <text:p>40.325</text:p>
          </table:table-cell>
          <table:table-cell office:value-type="float" office:value="0.116515918607238" calcext:value-type="float">
            <text:p>0.117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0451" calcext:value-type="float">
            <text:p>60.045</text:p>
          </table:table-cell>
          <table:table-cell office:value-type="float" office:value="59.80947" calcext:value-type="float">
            <text:p>59.809</text:p>
          </table:table-cell>
          <table:table-cell office:value-type="float" office:value="0.116844894767948" calcext:value-type="float">
            <text:p>0.117</text:p>
          </table:table-cell>
          <table:table-cell/>
          <table:table-cell table:style-name="ce5" office:value-type="string" calcext:value-type="string">
            <text:p>Alg3</text:p>
          </table:table-cell>
          <table:table-cell table:style-name="ce1" office:value-type="string" calcext:value-type="string">
            <text:p>CDRW_PairBasedCrossover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4</text:p>
          </table:table-cell>
          <table:table-cell office:value-type="float" office:value="20.2646" calcext:value-type="float">
            <text:p>20.265</text:p>
          </table:table-cell>
          <table:table-cell office:value-type="float" office:value="20.4516" calcext:value-type="float">
            <text:p>20.452</text:p>
          </table:table-cell>
          <table:table-cell office:value-type="float" office:value="20.28815" calcext:value-type="float">
            <text:p>20.288</text:p>
          </table:table-cell>
          <table:table-cell office:value-type="float" office:value="0.0509032988452936" calcext:value-type="float">
            <text:p>0.051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5604" calcext:value-type="float">
            <text:p>40.560</text:p>
          </table:table-cell>
          <table:table-cell office:value-type="float" office:value="40.219" calcext:value-type="float">
            <text:p>40.219</text:p>
          </table:table-cell>
          <table:table-cell office:value-type="float" office:value="0.157319714806079" calcext:value-type="float">
            <text:p>0.157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4892" calcext:value-type="float">
            <text:p>60.489</text:p>
          </table:table-cell>
          <table:table-cell office:value-type="float" office:value="60.0767433333333" calcext:value-type="float">
            <text:p>60.077</text:p>
          </table:table-cell>
          <table:table-cell office:value-type="float" office:value="0.243457186767794" calcext:value-type="float">
            <text:p>0.243</text:p>
          </table:table-cell>
          <table:table-cell/>
          <table:table-cell table:style-name="ce5" office:value-type="string" calcext:value-type="string">
            <text:p>Alg4</text:p>
          </table:table-cell>
          <table:table-cell table:style-name="ce1" office:value-type="string" calcext:value-type="string">
            <text:p>CDRW_Uniform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20.4596" calcext:value-type="float">
            <text:p>20.460</text:p>
          </table:table-cell>
          <table:table-cell office:value-type="float" office:value="20.2711" calcext:value-type="float">
            <text:p>20.271</text:p>
          </table:table-cell>
          <table:table-cell office:value-type="float" office:value="0.0350035712463737" calcext:value-type="float">
            <text:p>0.035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4265" calcext:value-type="float">
            <text:p>40.427</text:p>
          </table:table-cell>
          <table:table-cell office:value-type="float" office:value="40.1380966666667" calcext:value-type="float">
            <text:p>40.138</text:p>
          </table:table-cell>
          <table:table-cell office:value-type="float" office:value="0.128605734665638" calcext:value-type="float">
            <text:p>0.129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0769" calcext:value-type="float">
            <text:p>60.077</text:p>
          </table:table-cell>
          <table:table-cell office:value-type="float" office:value="59.7863733333333" calcext:value-type="float">
            <text:p>59.786</text:p>
          </table:table-cell>
          <table:table-cell office:value-type="float" office:value="0.110866535177311" calcext:value-type="float">
            <text:p>0.111</text:p>
          </table:table-cell>
          <table:table-cell/>
          <table:table-cell table:style-name="ce5" office:value-type="string" calcext:value-type="string">
            <text:p>Alg5</text:p>
          </table:table-cell>
          <table:table-cell table:style-name="ce1" office:value-type="string" calcext:value-type="string">
            <text:p>COMB_3_3_PairBasedCrossover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6</text:p>
          </table:table-cell>
          <table:table-cell office:value-type="float" office:value="20.2646" calcext:value-type="float">
            <text:p>20.265</text:p>
          </table:table-cell>
          <table:table-cell office:value-type="float" office:value="20.3047" calcext:value-type="float">
            <text:p>20.305</text:p>
          </table:table-cell>
          <table:table-cell office:value-type="float" office:value="20.2672733333333" calcext:value-type="float">
            <text:p>20.267</text:p>
          </table:table-cell>
          <table:table-cell office:value-type="float" office:value="0.0100026974139754" calcext:value-type="float">
            <text:p>0.010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5604" calcext:value-type="float">
            <text:p>40.560</text:p>
          </table:table-cell>
          <table:table-cell office:value-type="float" office:value="40.1612066666667" calcext:value-type="float">
            <text:p>40.161</text:p>
          </table:table-cell>
          <table:table-cell office:value-type="float" office:value="0.159502014477002" calcext:value-type="float">
            <text:p>0.160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9676" calcext:value-type="float">
            <text:p>60.968</text:p>
          </table:table-cell>
          <table:table-cell office:value-type="float" office:value="59.9728066666667" calcext:value-type="float">
            <text:p>59.973</text:p>
          </table:table-cell>
          <table:table-cell office:value-type="float" office:value="0.27584635932989" calcext:value-type="float">
            <text:p>0.276</text:p>
          </table:table-cell>
          <table:table-cell/>
          <table:table-cell table:style-name="ce5" office:value-type="string" calcext:value-type="string">
            <text:p>Alg6</text:p>
          </table:table-cell>
          <table:table-cell table:style-name="ce1" office:value-type="string" calcext:value-type="string">
            <text:p>COMB_3_3_Uniform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7</text:p>
          </table:table-cell>
          <table:table-cell table:number-columns-repeated="2" office:value-type="float" office:value="20.2646" calcext:value-type="float">
            <text:p>20.26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3387" calcext:value-type="float">
            <text:p>40.339</text:p>
          </table:table-cell>
          <table:table-cell office:value-type="float" office:value="40.1251" calcext:value-type="float">
            <text:p>40.125</text:p>
          </table:table-cell>
          <table:table-cell office:value-type="float" office:value="0.108198542812122" calcext:value-type="float">
            <text:p>0.108</text:p>
          </table:table-cell>
          <table:table-cell office:value-type="float" office:value="59.7212" calcext:value-type="float">
            <text:p>59.721</text:p>
          </table:table-cell>
          <table:table-cell office:value-type="float" office:value="59.9419" calcext:value-type="float">
            <text:p>59.942</text:p>
          </table:table-cell>
          <table:table-cell office:value-type="float" office:value="59.7705466666667" calcext:value-type="float">
            <text:p>59.771</text:p>
          </table:table-cell>
          <table:table-cell office:value-type="float" office:value="0.0791444996334039" calcext:value-type="float">
            <text:p>0.079</text:p>
          </table:table-cell>
          <table:table-cell/>
          <table:table-cell table:style-name="ce5" office:value-type="string" calcext:value-type="string">
            <text:p>Alg7</text:p>
          </table:table-cell>
          <table:table-cell table:style-name="ce1" office:value-type="string" calcext:value-type="string">
            <text:p>Crowding_5_PairBasedCrossover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8</text:p>
          </table:table-cell>
          <table:table-cell table:number-columns-repeated="2" office:value-type="float" office:value="20.2646" calcext:value-type="float">
            <text:p>20.26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4265" calcext:value-type="float">
            <text:p>40.427</text:p>
          </table:table-cell>
          <table:table-cell office:value-type="float" office:value="40.1778733333333" calcext:value-type="float">
            <text:p>40.178</text:p>
          </table:table-cell>
          <table:table-cell office:value-type="float" office:value="0.142475880843817" calcext:value-type="float">
            <text:p>0.142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3846" calcext:value-type="float">
            <text:p>60.385</text:p>
          </table:table-cell>
          <table:table-cell office:value-type="float" office:value="60.0414933333333" calcext:value-type="float">
            <text:p>60.041</text:p>
          </table:table-cell>
          <table:table-cell office:value-type="float" office:value="0.210676480151176" calcext:value-type="float">
            <text:p>0.211</text:p>
          </table:table-cell>
          <table:table-cell/>
          <table:table-cell table:style-name="ce5" office:value-type="string" calcext:value-type="string">
            <text:p>Alg8</text:p>
          </table:table-cell>
          <table:table-cell table:style-name="ce1" office:value-type="string" calcext:value-type="string">
            <text:p>Crowding_5_Uniform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9</text:p>
          </table:table-cell>
          <table:table-cell office:value-type="float" office:value="20.2646" calcext:value-type="float">
            <text:p>20.265</text:p>
          </table:table-cell>
          <table:table-cell office:value-type="float" office:value="20.4596" calcext:value-type="float">
            <text:p>20.460</text:p>
          </table:table-cell>
          <table:table-cell office:value-type="float" office:value="20.3126366666667" calcext:value-type="float">
            <text:p>20.313</text:p>
          </table:table-cell>
          <table:table-cell office:value-type="float" office:value="0.0818466390404762" calcext:value-type="float">
            <text:p>0.082</text:p>
          </table:table-cell>
          <table:table-cell office:value-type="float" office:value="40.0671" calcext:value-type="float">
            <text:p>40.067</text:p>
          </table:table-cell>
          <table:table-cell office:value-type="float" office:value="40.6375" calcext:value-type="float">
            <text:p>40.638</text:p>
          </table:table-cell>
          <table:table-cell office:value-type="float" office:value="40.2584933333333" calcext:value-type="float">
            <text:p>40.258</text:p>
          </table:table-cell>
          <table:table-cell office:value-type="float" office:value="0.161495304231697" calcext:value-type="float">
            <text:p>0.161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3539" calcext:value-type="float">
            <text:p>60.354</text:p>
          </table:table-cell>
          <table:table-cell office:value-type="float" office:value="59.9008633333333" calcext:value-type="float">
            <text:p>59.901</text:p>
          </table:table-cell>
          <table:table-cell office:value-type="float" office:value="0.165536508527742" calcext:value-type="float">
            <text:p>0.166</text:p>
          </table:table-cell>
          <table:table-cell/>
          <table:table-cell table:style-name="ce5" office:value-type="string" calcext:value-type="string">
            <text:p>Alg9</text:p>
          </table:table-cell>
          <table:table-cell table:style-name="ce1" office:value-type="string" calcext:value-type="string">
            <text:p>Generational_PairBasedCrossover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10</text:p>
          </table:table-cell>
          <table:table-cell office:value-type="float" office:value="20.2646" calcext:value-type="float">
            <text:p>20.265</text:p>
          </table:table-cell>
          <table:table-cell office:value-type="float" office:value="20.4596" calcext:value-type="float">
            <text:p>20.460</text:p>
          </table:table-cell>
          <table:table-cell office:value-type="float" office:value="20.27511" calcext:value-type="float">
            <text:p>20.275</text:p>
          </table:table-cell>
          <table:table-cell office:value-type="float" office:value="0.0363020784528924" calcext:value-type="float">
            <text:p>0.036</text:p>
          </table:table-cell>
          <table:table-cell office:value-type="float" office:value="40.0671" calcext:value-type="float">
            <text:p>40.067</text:p>
          </table:table-cell>
          <table:table-cell office:value-type="float" office:value="40.9765" calcext:value-type="float">
            <text:p>40.977</text:p>
          </table:table-cell>
          <table:table-cell office:value-type="float" office:value="40.32042" calcext:value-type="float">
            <text:p>40.320</text:p>
          </table:table-cell>
          <table:table-cell office:value-type="float" office:value="0.190232663511465" calcext:value-type="float">
            <text:p>0.190</text:p>
          </table:table-cell>
          <table:table-cell office:value-type="float" office:value="59.7876" calcext:value-type="float">
            <text:p>59.788</text:p>
          </table:table-cell>
          <table:table-cell office:value-type="float" office:value="61.7386" calcext:value-type="float">
            <text:p>61.739</text:p>
          </table:table-cell>
          <table:table-cell office:value-type="float" office:value="60.3799466666667" calcext:value-type="float">
            <text:p>60.380</text:p>
          </table:table-cell>
          <table:table-cell office:value-type="float" office:value="0.403296192835434" calcext:value-type="float">
            <text:p>0.403</text:p>
          </table:table-cell>
          <table:table-cell/>
          <table:table-cell table:style-name="ce5" office:value-type="string" calcext:value-type="string">
            <text:p>Alg10</text:p>
          </table:table-cell>
          <table:table-cell table:style-name="ce1" office:value-type="string" calcext:value-type="string">
            <text:p>Generational_Uniform_20Days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11</text:p>
          </table:table-cell>
          <table:table-cell table:number-columns-repeated="2" office:value-type="float" office:value="20.2646" calcext:value-type="float">
            <text:p>20.26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0671" calcext:value-type="float">
            <text:p>40.067</text:p>
          </table:table-cell>
          <table:table-cell office:value-type="float" office:value="40.06326" calcext:value-type="float">
            <text:p>40.063</text:p>
          </table:table-cell>
          <table:table-cell office:value-type="float" office:value="0.00979011746609949" calcext:value-type="float">
            <text:p>0.010</text:p>
          </table:table-cell>
          <table:table-cell office:value-type="float" office:value="59.7212" calcext:value-type="float">
            <text:p>59.721</text:p>
          </table:table-cell>
          <table:table-cell office:value-type="float" office:value="59.9601" calcext:value-type="float">
            <text:p>59.960</text:p>
          </table:table-cell>
          <table:table-cell office:value-type="float" office:value="59.75351" calcext:value-type="float">
            <text:p>59.754</text:p>
          </table:table-cell>
          <table:table-cell office:value-type="float" office:value="0.0497506070314703" calcext:value-type="float">
            <text:p>0.050</text:p>
          </table:table-cell>
          <table:table-cell/>
          <table:table-cell table:style-name="ce5" office:value-type="string" calcext:value-type="string">
            <text:p>Alg11</text:p>
          </table:table-cell>
          <table:table-cell table:style-name="ce1" office:value-type="string" calcext:value-type="string">
            <text:p>RMDDC_PairBasedCrossover_20Days_0.5_al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Alg12</text:p>
          </table:table-cell>
          <table:table-cell table:number-columns-repeated="2" office:value-type="float" office:value="20.2646" calcext:value-type="float">
            <text:p>20.265</text:p>
          </table:table-cell>
          <table:table-cell office:value-type="float" office:value="20.2646" calcext:value-type="float">
            <text:p>20.265</text:p>
          </table:table-cell>
          <table:table-cell office:value-type="float" office:value="7.105427357601E-015" calcext:value-type="float">
            <text:p>0.000</text:p>
          </table:table-cell>
          <table:table-cell office:value-type="float" office:value="40.0383" calcext:value-type="float">
            <text:p>40.038</text:p>
          </table:table-cell>
          <table:table-cell office:value-type="float" office:value="40.2816" calcext:value-type="float">
            <text:p>40.282</text:p>
          </table:table-cell>
          <table:table-cell office:value-type="float" office:value="40.0729433333333" calcext:value-type="float">
            <text:p>40.073</text:p>
          </table:table-cell>
          <table:table-cell office:value-type="float" office:value="0.0589071624583023" calcext:value-type="float">
            <text:p>0.059</text:p>
          </table:table-cell>
          <table:table-cell office:value-type="float" office:value="59.7212" calcext:value-type="float">
            <text:p>59.721</text:p>
          </table:table-cell>
          <table:table-cell office:value-type="float" office:value="60.4417" calcext:value-type="float">
            <text:p>60.442</text:p>
          </table:table-cell>
          <table:table-cell office:value-type="float" office:value="59.8903533333333" calcext:value-type="float">
            <text:p>59.890</text:p>
          </table:table-cell>
          <table:table-cell office:value-type="float" office:value="0.177757319086693" calcext:value-type="float">
            <text:p>0.178</text:p>
          </table:table-cell>
          <table:table-cell/>
          <table:table-cell table:style-name="ce5" office:value-type="string" calcext:value-type="string">
            <text:p>Alg12</text:p>
          </table:table-cell>
          <table:table-cell table:style-name="ce1" office:value-type="string" calcext:value-type="string">
            <text:p>RMDDC_Uniform_20Days_0.5_all</text:p>
          </table:table-cell>
          <table:table-cell table:number-columns-repeated="33"/>
        </table:table-row>
        <table:table-row table:style-name="ro1">
          <table:table-cell table:style-name="Default" table:number-columns-repeated="13"/>
          <table:table-cell table:number-columns-repeated="36"/>
        </table:table-row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20Days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40Days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60Days</text:p>
          </table:table-cell>
          <table:covered-table-cell table:number-columns-repeated="3" table:style-name="ce5"/>
          <table:table-cell table:number-columns-repeated="36"/>
        </table:table-row>
        <table:table-row table:style-name="ro1">
          <table:table-cell table:style-name="ce1"/>
          <table:table-cell table:style-name="ce5" office:value-type="string" calcext:value-type="string">
            <text:p>$\uparrow$</text:p>
          </table:table-cell>
          <table:table-cell table:style-name="ce5" office:value-type="string" calcext:value-type="string">
            <text:p>$\downarrow$</text:p>
          </table:table-cell>
          <table:table-cell table:style-name="ce5" office:value-type="string" calcext:value-type="string">
            <text:p>$\leftarrow$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string" calcext:value-type="string">
            <text:p>$\uparrow$</text:p>
          </table:table-cell>
          <table:table-cell table:style-name="ce5" office:value-type="string" calcext:value-type="string">
            <text:p>$\downarrow$</text:p>
          </table:table-cell>
          <table:table-cell table:style-name="ce5" office:value-type="string" calcext:value-type="string">
            <text:p>$\leftarrow$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string" calcext:value-type="string">
            <text:p>$\uparrow$</text:p>
          </table:table-cell>
          <table:table-cell table:style-name="ce5" office:value-type="string" calcext:value-type="string">
            <text:p>$\downarrow$</text:p>
          </table:table-cell>
          <table:table-cell table:style-name="ce5" office:value-type="string" calcext:value-type="string">
            <text:p>$\leftarrow$</text:p>
          </table:table-cell>
          <table:table-cell table:style-name="ce5" office:value-type="string" calcext:value-type="string">
            <text:p>Scor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B21]-[.C21]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21]-[.G21]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J21]-[.K21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B22]-[.C22]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22]-[.G22]" office:value-type="float" office:value="9" calcext:value-type="float">
            <text:p>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J22]-[.K22]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[.B23]-[.C23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23]-[.G23]" office:value-type="float" office:value="-9" calcext:value-type="float">
            <text:p>-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J23]-[.K23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B24]-[.C24]" office:value-type="float" office:value="-7" calcext:value-type="float">
            <text:p>-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24]-[.G24]" office:value-type="float" office:value="-4" calcext:value-type="float">
            <text:p>-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J24]-[.K24]" office:value-type="float" office:value="-7" calcext:value-type="float">
            <text:p>-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B25]-[.C25]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25]-[.G25]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J25]-[.K25]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B26]-[.C26]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formula="of:=[.F26]-[.G26]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formula="of:=[.J26]-[.K26]" office:value-type="float" office:value="-4" calcext:value-type="float">
            <text:p>-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B27]-[.C27]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27]-[.G27]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J27]-[.K27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B28]-[.C28]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formula="of:=[.F28]-[.G28]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J28]-[.K28]" office:value-type="float" office:value="-7" calcext:value-type="float">
            <text:p>-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B29]-[.C29]" office:value-type="float" office:value="-8" calcext:value-type="float">
            <text:p>-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29]-[.G29]" office:value-type="float" office:value="-8" calcext:value-type="float">
            <text:p>-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J29]-[.K29]" office:value-type="float" office:value="-2" calcext:value-type="float">
            <text:p>-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B30]-[.C30]" office:value-type="float" office:value="-6" calcext:value-type="float">
            <text:p>-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30]-[.G30]" office:value-type="float" office:value="-9" calcext:value-type="float">
            <text:p>-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J30]-[.K30]" office:value-type="float" office:value="-11" calcext:value-type="float">
            <text:p>-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B31]-[.C31]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31]-[.G31]"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J31]-[.K31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g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B32]-[.C32]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32]-[.G32]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formula="of:=[.J32]-[.K32]" office:value-type="float" office:value="-1" calcext:value-type="float">
            <text:p>-1</text:p>
          </table:table-cell>
          <table:table-cell table:number-columns-repeated="36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PairBasedCrossover_2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Uniform_2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PairBasedCrossover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Uniform_2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PairBasedCrossover_2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Uniform_20Days_0.5_al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Days</text:p>
          </table:table-cell>
          <table:table-cell/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PairBasedCrossover_4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Uniform_4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PairBasedCrossover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Uniform_4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PairBasedCrossover_4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Uniform_40Days_0.5_al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0Days</text:p>
          </table:table-cell>
          <table:table-cell/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PairBasedCrossover_6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BNP_Uniform_6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DRW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OMB_3_3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Crowding_5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PairBasedCrossover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Generational_Uniform_60Days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PairBasedCrossover_60Days_0.5_all</text:p>
          </table:table-cell>
        </table:table-row>
        <table:table-row table:style-name="ro1">
          <table:table-cell office:value-type="string" calcext:value-type="string">
            <text:p>all_results</text:p>
          </table:table-cell>
          <table:table-cell office:value-type="string" calcext:value-type="string">
            <text:p>RMDDC_Uniform_60Days_0.5_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14:26:38.262047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4:00:22.005380487</meta:creation-date>
    <dc:date>2019-01-15T14:29:08.808591053</dc:date>
    <meta:editing-duration>PT27M39S</meta:editing-duration>
    <meta:editing-cycles>13</meta:editing-cycles>
    <meta:generator>LibreOffice/6.0.4.2$Linux_X86_64 LibreOffice_project/00m0$Build-2</meta:generator>
    <meta:document-statistic meta:table-count="2" meta:cell-count="440" meta:object-count="0"/>
  </office:meta>
</office:document-meta>
</file>